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aa61a" draw:textarea-horizontal-align="justify" draw:textarea-vertical-align="middle" draw:auto-grow-height="false" fo:min-height="1.301cm" fo:min-width="2.807cm"/>
    </style:style>
    <style:style style:name="gr2" style:family="graphic" style:parent-style-name="standard">
      <style:graphic-properties draw:fill-color="#72bf44" draw:textarea-horizontal-align="justify" draw:textarea-vertical-align="middle" draw:auto-grow-height="false" fo:min-height="1.301cm" fo:min-width="2.807cm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1.301cm" fo:min-width="2.807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1.786cm"/>
    </style:style>
    <style:style style:name="gr5" style:family="graphic" style:parent-style-name="standard">
      <style:graphic-properties draw:textarea-horizontal-align="justify" draw:textarea-vertical-align="middle" draw:auto-grow-height="false" fo:min-height="0.502cm" fo:min-width="0.2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  <style:text-properties fo:font-size="12pt"/>
    </style:style>
    <style:style style:name="P3" style:family="paragraph">
      <loext:graphic-properties draw:fill-color="#72bf44"/>
      <style:paragraph-properties fo:text-align="center"/>
      <style:text-properties fo:font-size="12pt"/>
    </style:style>
    <style:style style:name="P4" style:family="paragraph">
      <loext:graphic-properties draw:fill-color="#fff200"/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size="12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307cm" svg:height="1.551cm" svg:x="12.43cm" svg:y="5.353cm">
          <text:p text:style-name="P1"><text:span text:style-name="T1">Action servers</text:span><text:span text:style-name="T1"><text:line-break/></text:span><text:span text:style-name="T1">(waiting for </text:span></text:p>
          <text:p text:style-name="P1"><text:span text:style-name="T1">client/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07cm" svg:height="1.551cm" svg:x="12.479cm" svg:y="7.187cm">
          <text:p text:style-name="P1"><text:span text:style-name="T1">Topic Nod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307cm" svg:height="1.551cm" svg:x="12.506cm" svg:y="8.915cm">
          <text:p text:style-name="P1"><text:span text:style-name="T1">Action Nod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0.508cm" svg:x="12.446cm" svg:y="12.7cm">
          <text:p text:style-name="P5"><text:span text:style-name="T2">ARC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0.508cm" svg:x="12.446cm" svg:y="14.224cm">
          <text:p text:style-name="P5"><text:span text:style-name="T2">Mobile Bas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762cm" svg:height="0.752cm" draw:transform="rotate (1.5707963267949) translate (12.456cm 13.97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0.762cm" svg:height="0.752cm" draw:transform="rotate (-1.5707963267949) translate (14.732cm 13.208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2.54cm" svg:height="1.199cm" svg:x="14.732cm" svg:y="13.025cm">
          <draw:text-box>
            <text:p><text:span text:style-name="T1">Receives</text:span></text:p>
            <text:p><text:span text:style-name="T1">Data</text:span></text:p>
          </draw:text-box>
        </draw:frame>
        <draw:frame draw:style-name="gr7" draw:text-style-name="P7" draw:layer="layout" svg:width="2.794cm" svg:height="1.673cm" svg:x="9.906cm" svg:y="13.059cm">
          <draw:text-box>
            <text:p><text:span text:style-name="T1">Send</text:span></text:p>
            <text:p><text:span text:style-name="T1">command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5T11:54:10.067699620</meta:creation-date>
    <dc:date>2019-12-05T12:47:38.198980160</dc:date>
    <meta:editing-duration>PT2M34S</meta:editing-duration>
    <meta:editing-cycles>1</meta:editing-cycles>
    <meta:document-statistic meta:object-count="32"/>
    <meta:generator>LibreOffice/6.0.7.3$Linux_X86_64 LibreOffice_project/00m0$Build-3</meta:generator>
  </office:meta>
</office:document-meta>
</file>